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622" officeooo:paragraph-rsid="0010d622"/>
    </style:style>
    <style:style style:name="P2" style:family="paragraph" style:parent-style-name="Standard">
      <style:text-properties officeooo:rsid="001211bc" officeooo:paragraph-rsid="001211bc"/>
    </style:style>
    <style:style style:name="P3" style:family="paragraph" style:parent-style-name="Standard">
      <style:text-properties officeooo:rsid="00141cd5" officeooo:paragraph-rsid="00141cd5"/>
    </style:style>
    <style:style style:name="P4" style:family="paragraph" style:parent-style-name="Standard">
      <style:text-properties officeooo:rsid="001932db" officeooo:paragraph-rsid="001932db"/>
    </style:style>
    <style:style style:name="P5" style:family="paragraph" style:parent-style-name="Standard">
      <style:text-properties officeooo:rsid="001bb781" officeooo:paragraph-rsid="001bb781"/>
    </style:style>
    <style:style style:name="P6" style:family="paragraph" style:parent-style-name="Standard">
      <style:text-properties fo:font-style="italic" style:text-underline-style="solid" style:text-underline-width="auto" style:text-underline-color="font-color" officeooo:rsid="001211bc" officeooo:paragraph-rsid="001211bc" style:font-style-asian="italic" style:font-style-complex="italic"/>
    </style:style>
    <style:style style:name="P7" style:family="paragraph" style:parent-style-name="Standard">
      <style:text-properties fo:font-style="italic" style:text-underline-style="solid" style:text-underline-width="auto" style:text-underline-color="font-color" officeooo:rsid="001bb781" officeooo:paragraph-rsid="001bb781" style:font-style-asian="italic" style:font-style-complex="italic"/>
    </style:style>
    <style:style style:name="T1" style:family="text">
      <style:text-properties officeooo:rsid="001415c9"/>
    </style:style>
    <style:style style:name="T2" style:family="text">
      <style:text-properties officeooo:rsid="00141cd5"/>
    </style:style>
    <style:style style:name="T3" style:family="text">
      <style:text-properties officeooo:rsid="00160e47"/>
    </style:style>
    <style:style style:name="T4" style:family="text">
      <style:text-properties officeooo:rsid="0017d6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mment <text:span text:style-name="T2">voir l’aperçu du site ?</text:span></text:p>
      <text:p text:style-name="P2"/>
      <text:p text:style-name="P3">En suivant ce lien : <text:a xlink:type="simple" xlink:href="http://81.14.92.212/nuitdelinfoSofuto/view/ville.html" text:style-name="Internet_20_link" text:visited-style-name="Visited_20_Internet_20_Link">http://81.14.92.212/nuitdelinfoSofuto/view/ville.html</text:a> <text:span text:style-name="T3">ou via le bouton «Carte 3D» ou via les secrets du site.</text:span></text:p>
      <text:p text:style-name="P1"/>
      <text:p text:style-name="P7">Quelles sont les fonctionnalités du rendu 3D ?</text:p>
      <text:p text:style-name="P5"/>
      <text:p text:style-name="P1"><text:span text:style-name="T4">Le d</text:span>éplacement de la caméra <text:span text:style-name="T4">se fait grâce à la souris et aux flèches. On utilise plusieurs objets 3D tels que les cubes, les sphères, les cylindres puis on applique différentes textures aux objets.</text:span></text:p>
      <text:p text:style-name="P1"><text:span text:style-name="T4">Il y a des collisions entre les objets. Certaines actions sont réalisables dans cette carte, et débloquent des informations utiles aux étudiants (cliquez sur le bâtiment du <text:s/>Crous, pour en avoir des informations).</text:span></text:p>
      <text:p text:style-name="P4"/>
      <text:p text:style-name="P4">La taille des immeubles est randomisé, ce qui est un début de génération procédurale. La position des immeubles est fixe afin d’éviter la fusion de 2 immeubl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05:53:08.701091074</meta:creation-date>
    <dc:date>2019-12-06T07:02:16.320621972</dc:date>
    <meta:editing-duration>PT18M3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26" meta:character-count="777" meta:non-whitespace-character-count="656"/>
  </office:meta>
</office:document-meta>
</file>